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e96" officeooo:paragraph-rsid="001a2e96"/>
    </style:style>
    <style:style style:name="P2" style:family="paragraph" style:parent-style-name="Standard">
      <style:text-properties style:text-underline-style="solid" style:text-underline-width="auto" style:text-underline-color="font-color" officeooo:rsid="001a2e96" officeooo:paragraph-rsid="001a2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ER sur sujet d’actualité</text:p>
      <text:p text:style-name="P1"/>
      <text:p text:style-name="P2">Pendant l’écrit :</text:p>
      <text:p text:style-name="P1">1) trouver un thème ( press, média, Europress )</text:p>
      <text:p text:style-name="P1">2) construire un plan, répartir travail, puis mise en commun</text:p>
      <text:p text:style-name="P1"><text:tab/>pendant l’oral, utiliser le tableau en écrivant des définition ou autre</text:p>
      <text:p text:style-name="P1"/>
      <text:p text:style-name="P2">Pendant l’oral :</text:p>
      <text:p text:style-name="P1">3) faire un oral interactif, ex : poser question et y répondre, faire de transition ou des relais de parole</text:p>
      <text:p text:style-name="P1">4) faire porter sa voix, « parler au mur 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5:35:39.005190701</meta:creation-date>
    <meta:generator>LibreOffice/6.4.7.2$Linux_X86_64 LibreOffice_project/40$Build-2</meta:generator>
    <dc:date>2021-09-23T16:09:13.805609204</dc:date>
    <meta:editing-duration>PT33M37S</meta:editing-duration>
    <meta:editing-cycles>1</meta:editing-cycles>
    <meta:document-statistic meta:table-count="0" meta:image-count="0" meta:object-count="0" meta:page-count="1" meta:paragraph-count="8" meta:word-count="70" meta:character-count="390" meta:non-whitespace-character-count="327"/>
  </office:meta>
</office:document-meta>
</file>